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6fdca"/>
    </style:style>
    <style:style style:name="P2" style:family="paragraph" style:parent-style-name="Standard">
      <style:paragraph-properties fo:text-align="center" style:justify-single-word="false"/>
      <style:text-properties style:font-name="Arial" fo:font-size="14pt" fo:font-weight="bold" officeooo:rsid="00181eef" officeooo:paragraph-rsid="00181eef" style:font-size-asian="14pt" style:font-weight-asian="bold" style:font-size-complex="14pt" style:font-weight-complex="bold"/>
    </style:style>
    <style:style style:name="P3" style:family="paragraph" style:parent-style-name="Standard">
      <style:text-properties style:font-name="Arial" officeooo:paragraph-rsid="0017edc8"/>
    </style:style>
    <style:style style:name="T1" style:family="text">
      <style:text-properties officeooo:rsid="001610fc"/>
    </style:style>
    <style:style style:name="T2" style:family="text">
      <style:text-properties officeooo:rsid="0017edc8"/>
    </style:style>
    <style:style style:name="T3" style:family="text">
      <style:text-properties officeooo:rsid="00181eef"/>
    </style:style>
    <style:style style:name="T4" style:family="text">
      <style:text-properties style:font-name="Arial"/>
    </style:style>
    <style:style style:name="T5" style:family="text">
      <style:text-properties style:font-name="Arial" officeooo:rsid="001610fc"/>
    </style:style>
    <style:style style:name="T6" style:family="text">
      <style:text-properties style:font-name="Arial" officeooo:rsid="0016fdca"/>
    </style:style>
    <style:style style:name="T7" style:family="text">
      <style:text-properties style:font-name="Arial" officeooo:rsid="0019fa97"/>
    </style:style>
    <style:style style:name="T8" style:family="text">
      <style:text-properties style:font-name="Arial" officeooo:rsid="001ae423"/>
    </style:style>
    <style:style style:name="T9" style:family="text">
      <style:text-properties style:font-name="Arial" officeooo:rsid="001c2f47"/>
    </style:style>
    <style:style style:name="T10" style:family="text">
      <style:text-properties style:font-name="Arial" officeooo:rsid="001c4da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2">Breve descrição do trabalho.</text:p>
      <text:p text:style-name="P1"/>
      <text:p text:style-name="P1"/>
      <text:p text:style-name="P1"><text:span text:style-name="T1"><text:tab/></text:span><text:span text:style-name="T5">O trabalho tinha como intuito encontrar </text:span><text:span text:style-name="T7">o clube que </text:span><text:span text:style-name="T10">possui a folha salarial mais cara</text:span><text:span text:style-name="T7"> e o maior salário recebido por um jogador </text:span><text:span text:style-name="T9">de menor idade</text:span><text:span text:style-name="T5">. Para a realização do trabalho utilizamos a base de dados aberta e disponível no site </text:span><text:a xlink:type="simple" xlink:href="https://www.kaggle.com/datasets" text:style-name="Internet_20_link" text:visited-style-name="Visited_20_Internet_20_Link"><text:span text:style-name="T4">https://www.kaggle.com/datasets</text:span></text:a><text:span text:style-name="T4">, </text:span><text:span text:style-name="T6">logo após o download do arquivo no formato CSV, excluímos alguns registros da base e consideramos somente os registros do nosso interesse. </text:span></text:p>
      <text:p text:style-name="P3"><text:tab/><text:span text:style-name="T2">Com total de 17.000 mil registros dividido entre as colunas nome de camisa, nome, clube, idade, liga, data de nascimento, altura, peso, tipo de corpo, naturalidade, valor, salário, valor da cláusula, pontuação, potencial, passe, chute, drible, defesa, pensamento rápido, reputação internacional, movimentos de agilidade, pé fraco, ritmo de trabalho, taxa de trabalho, pé preferido, cruzamento, finalização, precisão de rumo, passagem curta, curva, precisão de chute livre, passe longo, controle de bola, aceleração, arrancada, agilidade, reação, saldo, força de chute, pulos, energia, força, chute longo, agressão, intercepção, posicionamento, visão, pênaltis, compostura, marcação, equipamento de pé e equipamento de deslizamento. Em seguida efetuamos a limpeza da base restando somente as colunas nome, clube, idade, salário, e 100 registros.</text:span></text:p>
      <text:p text:style-name="P3"><text:tab/><text:span text:style-name="T3">Em seguida utilizamos o software Weka, associado com o algoritmo J48 já contido na ferramenta para a geração da árvore de decisão, com a geração da árvore analisamos o resultado e obtivemos a resposta em relação a base de dado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7T21:57:56.736000000</meta:creation-date>
    <dc:date>2019-11-18T21:00:13.196000000</dc:date>
    <meta:editing-duration>PT38M3S</meta:editing-duration>
    <meta:editing-cycles>5</meta:editing-cycles>
    <meta:generator>LibreOffice/6.2.4.2$Windows_X86_64 LibreOffice_project/2412653d852ce75f65fbfa83fb7e7b669a126d64</meta:generator>
    <meta:document-statistic meta:table-count="0" meta:image-count="0" meta:object-count="0" meta:page-count="1" meta:paragraph-count="4" meta:word-count="224" meta:character-count="1504" meta:non-whitespace-character-count="1280"/>
  </office:meta>
</office:document-meta>
</file>